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10fb2" officeooo:paragraph-rsid="00010fb2"/>
    </style:style>
    <style:style style:name="P3" style:family="paragraph" style:parent-style-name="Standard">
      <style:text-properties fo:font-weight="normal" officeooo:rsid="000154cc" officeooo:paragraph-rsid="000154c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154cc" officeooo:paragraph-rsid="000154c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58a30" officeooo:paragraph-rsid="00058a30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010fb2" officeooo:paragraph-rsid="00010fb2" style:font-weight-asian="bold" style:font-weight-complex="bold"/>
    </style:style>
    <style:style style:name="P7" style:family="paragraph" style:parent-style-name="Standard" style:list-style-name="L2">
      <style:text-properties fo:font-weight="bold" officeooo:rsid="000154cc" officeooo:paragraph-rsid="000154cc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154cc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rsid="000154cc" officeooo:paragraph-rsid="00058a30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rsid="0019230b" officeooo:paragraph-rsid="0019230b" style:font-weight-asian="bold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bold" officeooo:rsid="000ab8e1" officeooo:paragraph-rsid="000ab8e1" style:font-weight-asian="bold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bold" officeooo:rsid="0007c997" officeooo:paragraph-rsid="0007c997" style:font-weight-asian="bold" style:font-weight-complex="bold"/>
    </style:style>
    <style:style style:name="P13" style:family="paragraph" style:parent-style-name="Standard" style:list-style-name="L1">
      <style:text-properties fo:font-weight="normal" officeooo:rsid="00010fb2" officeooo:paragraph-rsid="00010fb2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0154cc" officeooo:paragraph-rsid="000154cc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154cc" officeooo:paragraph-rsid="000154cc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weight="normal" officeooo:rsid="0012c137" officeooo:paragraph-rsid="0019230b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normal" officeooo:rsid="0007c997" officeooo:paragraph-rsid="00058a30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weight="normal" officeooo:rsid="0007c997" officeooo:paragraph-rsid="000ab8e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8a30" style:font-weight-asian="normal" style:font-weight-complex="normal"/>
    </style:style>
    <style:style style:name="T3" style:family="text">
      <style:text-properties fo:font-weight="normal" officeooo:rsid="0012c137" style:font-weight-asian="normal" style:font-weight-complex="normal"/>
    </style:style>
    <style:style style:name="T4" style:family="text">
      <style:text-properties fo:font-weight="normal" officeooo:rsid="0019230b" style:font-weight-asian="normal" style:font-weight-complex="normal"/>
    </style:style>
    <style:style style:name="T5" style:family="text">
      <style:text-properties fo:font-weight="normal" officeooo:rsid="001c0b3d" style:font-weight-asian="normal" style:font-weight-complex="normal"/>
    </style:style>
    <style:style style:name="T6" style:family="text">
      <style:text-properties fo:font-weight="normal" officeooo:rsid="001daa07" style:font-weight-asian="normal" style:font-weight-complex="normal"/>
    </style:style>
    <style:style style:name="T7" style:family="text">
      <style:text-properties fo:font-weight="normal" officeooo:rsid="0020616a" style:font-weight-asian="normal" style:font-weight-complex="normal"/>
    </style:style>
    <style:style style:name="T8" style:family="text">
      <style:text-properties fo:font-weight="normal" officeooo:rsid="0021e103" style:font-weight-asian="normal" style:font-weight-complex="normal"/>
    </style:style>
    <style:style style:name="T9" style:family="text">
      <style:text-properties fo:font-weight="normal" officeooo:rsid="0025be8d" style:font-weight-asian="normal" style:font-weight-complex="normal"/>
    </style:style>
    <style:style style:name="T10" style:family="text">
      <style:text-properties officeooo:rsid="00058a3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officeooo:rsid="000c57db" style:font-weight-asian="normal" style:font-weight-complex="normal"/>
    </style:style>
    <style:style style:name="T13" style:family="text">
      <style:text-properties style:text-underline-style="none" fo:font-weight="normal" officeooo:rsid="00128888" style:font-weight-asian="normal" style:font-weight-complex="normal"/>
    </style:style>
    <style:style style:name="T14" style:family="text">
      <style:text-properties style:text-underline-style="none" fo:font-weight="normal" officeooo:rsid="0014f7c9" style:font-weight-asian="normal" style:font-weight-complex="normal"/>
    </style:style>
    <style:style style:name="T15" style:family="text">
      <style:text-properties style:text-underline-style="none" fo:font-weight="normal" officeooo:rsid="0023bfb0" style:font-weight-asian="normal" style:font-weight-complex="normal"/>
    </style:style>
    <style:style style:name="T16" style:family="text">
      <style:text-properties style:text-underline-style="none" officeooo:rsid="001b1c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ha de desarrollar una aplicación en JavaFX para gestión de una empresa minorista de construcción.</text:p>
      <text:p text:style-name="P2"/>
      <text:p text:style-name="P2">La aplicación también dispondrá de un cliente en Android donde se podrán hacer compras.</text:p>
      <text:p text:style-name="P2"/>
      <text:p text:style-name="P2">Para llevar a cabo las funciones de gestión de almacén se pide:</text:p>
      <text:p text:style-name="P2"/>
      <text:list xml:id="list1012033393" text:style-name="L1">
        <text:list-item>
          <text:p text:style-name="P6">Secciones: <text:span text:style-name="T1">Se podrán crear distintas secciones donde se agruparan los distintos productos.</text:span></text:p>
          <text:p text:style-name="P13"/>
        </text:list-item>
        <text:list-item>
          <text:p text:style-name="P6">Productos: <text:span text:style-name="T1">Habrá productos a la venta que se podrán agrupar en las distintas secciones. Un mismo producto puede pertenecer a varias secciones.</text:span></text:p>
          <text:p text:style-name="P13"/>
        </text:list-item>
        <text:list-item>
          <text:p text:style-name="P6">Marcas: <text:span text:style-name="T1">Cada producto tendrá una marca asociada.</text:span></text:p>
          <text:p text:style-name="P13"/>
        </text:list-item>
        <text:list-item>
          <text:p text:style-name="P6">Proveedores: <text:span text:style-name="T1">Cada producto tendrá uno o varios proveedores.</text:span></text:p>
          <text:p text:style-name="P14"/>
        </text:list-item>
      </text:list>
      <text:p text:style-name="P3">Para llevar a cabo las funciones de gestión de personal se pide:</text:p>
      <text:p text:style-name="P3"/>
      <text:list xml:id="list1849206986" text:style-name="L2">
        <text:list-item>
          <text:p text:style-name="P7">Empleados: <text:span text:style-name="T1">Existirán distintas cuentas de empleados para logearte en la app.</text:span></text:p>
          <text:p text:style-name="P15"/>
        </text:list-item>
        <text:list-item>
          <text:p text:style-name="P7">Perfiles: <text:span text:style-name="T1">Cada empleado tendrá </text:span><text:span text:style-name="T4">un perfil</text:span><text:span text:style-name="T1"> asignado. Un perfil te permite acceder a ciertas características de la app.</text:span></text:p>
          <text:p text:style-name="P15"/>
        </text:list-item>
        <text:list-item>
          <text:p text:style-name="P8">Logs: <text:span text:style-name="T1">Cada vez que un empleado entre en la aplicación escribirá sobre un log. Las acciones que realice también deberán ser almacenadas.</text:span></text:p>
        </text:list-item>
      </text:list>
      <text:p text:style-name="P4"/>
      <text:p text:style-name="P4"/>
      <text:p text:style-name="P5">Funciones de cada Perfil: </text:p>
      <text:p text:style-name="P5"/>
      <text:list xml:id="list154102351795843" text:continue-numbering="true" text:style-name="L2">
        <text:list-item>
          <text:p text:style-name="P9"><text:span text:style-name="T10">Mozo de almacén</text:span>: <text:span text:style-name="T2">Un mozo de almacén sólo tendrá acceso a una vista del stock de todos los productos. </text:span><text:span text:style-name="T3">Podrá regularizar stock y hacer sugerencias de compras </text:span><text:span text:style-name="T5">en sus secciones</text:span></text:p>
          <text:p text:style-name="P16"/>
        </text:list-item>
        <text:list-item>
          <text:p text:style-name="P10">Gerente: <text:span text:style-name="T1">Ver el stock de los productos </text:span><text:span text:style-name="T7">de su sección</text:span><text:span text:style-name="T1">, regularizar</text:span><text:span text:style-name="T7">lo</text:span><text:span text:style-name="T1">, </text:span><text:span text:style-name="T7">añadir productos a su sección </text:span><text:span text:style-name="T8">y modificarlos, </text:span><text:span text:style-name="T1">gestionar pedidos y generar facturas </text:span><text:span text:style-name="T6">de sus secciones. </text:span></text:p>
          <text:p text:style-name="P17"/>
        </text:list-item>
        <text:list-item>
          <text:p text:style-name="P11"><text:span text:style-name="T16">Administración</text:span><text:span text:style-name="T11">: </text:span><text:span text:style-name="T12">Acceso a todos los empleados de la DB </text:span><text:span text:style-name="T13">y a los pedidos</text:span><text:span text:style-name="T12">. </text:span><text:span text:style-name="T14">Podrán generar facturas </text:span><text:span text:style-name="T15">de todas las secciones.</text:span></text:p>
          <text:p text:style-name="P18"/>
        </text:list-item>
        <text:list-item>
          <text:p text:style-name="P12">Jefe: <text:span text:style-name="T9">Crear seccion, añadir proveedor, añadir secció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d13ba" officeooo:paragraph-rsid="000d13ba" style:font-size-asian="14pt" style:font-weight-asian="bold" style:font-size-complex="14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F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5-30T15:41:01.771000000</dc:date>
    <meta:editing-duration>PT5H26M40S</meta:editing-duration>
    <meta:editing-cycles>36</meta:editing-cycles>
    <meta:document-statistic meta:table-count="0" meta:image-count="0" meta:object-count="0" meta:page-count="1" meta:paragraph-count="26" meta:word-count="262" meta:character-count="1543" meta:non-whitespace-character-count="1316"/>
  </office:meta>
</office:document-meta>
</file>